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officeooo:rsid="0017da21" officeooo:paragraph-rsid="0017da21"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ruct stat {</text:p>
      <text:p text:style-name="Standard"><text:tab/>unsigned long<text:tab/>st_dev;<text:tab/><text:tab/>/* Device. <text:s/>*/</text:p>
      <text:p text:style-name="Standard"><text:tab/>unsigned long<text:tab/>st_ino;<text:tab/><text:tab/>/* File serial number. <text:s/>*/</text:p>
      <text:p text:style-name="Standard"><text:tab/>unsigned int<text:tab/>st_mode;<text:tab/>/* File mode. <text:s/>*/</text:p>
      <text:p text:style-name="Standard"><text:tab/>unsigned int<text:tab/>st_nlink;<text:tab/>/* Link count. <text:s/>*/</text:p>
      <text:p text:style-name="Standard"><text:tab/>unsigned int<text:tab/>st_uid;<text:tab/><text:tab/>/* User ID of the file's owner. <text:s/>*/</text:p>
      <text:p text:style-name="Standard"><text:tab/>unsigned int<text:tab/>st_gid;<text:tab/><text:tab/>/* Group ID of the file's group. */</text:p>
      <text:p text:style-name="Standard"><text:tab/>unsigned long<text:tab/>st_rdev;<text:tab/>/* Device number, if device. <text:s/>*/</text:p>
      <text:p text:style-name="Standard"><text:tab/>unsigned long<text:tab/>__pad1;</text:p>
      <text:p text:style-name="Standard"><text:tab/>long<text:tab/><text:tab/>st_size;<text:tab/>/* Size of file, in bytes. <text:s/>*/</text:p>
      <text:p text:style-name="Standard"><text:tab/>int<text:tab/><text:tab/>st_blksize;<text:tab/>/* Optimal block size for I/O. <text:s/>*/</text:p>
      <text:p text:style-name="Standard"><text:tab/>int<text:tab/><text:tab/>__pad2;</text:p>
      <text:p text:style-name="Standard"><text:tab/>long<text:tab/><text:tab/>st_blocks;<text:tab/>/* Number 512-byte blocks allocated. */</text:p>
      <text:p text:style-name="Standard"><text:tab/>long<text:tab/><text:tab/>st_atime;<text:tab/>/* Time of last access. <text:s/>*/</text:p>
      <text:p text:style-name="Standard"><text:tab/>unsigned long<text:tab/>st_atime_nsec;</text:p>
      <text:p text:style-name="Standard"><text:tab/>long<text:tab/><text:tab/>st_mtime;<text:tab/>/* Time of last modification. <text:s/>*/</text:p>
      <text:p text:style-name="Standard"><text:tab/>unsigned long<text:tab/>st_mtime_nsec;</text:p>
      <text:p text:style-name="Standard"><text:tab/>long<text:tab/><text:tab/>st_ctime;<text:tab/>/* Time of last status change. <text:s/>*/</text:p>
      <text:p text:style-name="Standard"><text:tab/>unsigned long<text:tab/>st_ctime_nsec;</text:p>
      <text:p text:style-name="Standard"><text:tab/>unsigned int<text:tab/>__unused4;</text:p>
      <text:p text:style-name="Standard"><text:tab/>unsigned int<text:tab/>__unused5;</text:p>
      <text:p text:style-name="Standard">};</text:p>
      <text:p text:style-name="Standard"/>
      <text:p text:style-name="Standard"/>
      <text:p text:style-name="Text_20_body">Sure, here are some questions related to system programming:</text:p>
      <text:list xml:id="list2974531559" text:style-name="L1">
        <text:list-item>
          <text:p text:style-name="P2">What is system programming and how is it different from application programming?</text:p>
        </text:list-item>
        <text:list-item>
          <text:p text:style-name="P2">How does a process communicate with another process in the same system?</text:p>
        </text:list-item>
        <text:list-item>
          <text:p text:style-name="P2">Explain the difference between a thread and a process.</text:p>
        </text:list-item>
        <text:list-item>
          <text:p text:style-name="P2">What is a system call? Give an example.</text:p>
        </text:list-item>
        <text:list-item>
          <text:p text:style-name="P2">Explain the concept of virtual memory and its advantages.</text:p>
        </text:list-item>
        <text:list-item>
          <text:p text:style-name="P2">What is a linker and what is its role in the compilation process?</text:p>
        </text:list-item>
        <text:list-item>
          <text:p text:style-name="P2">Explain the concept of process synchronization and the methods used for achieving it.</text:p>
        </text:list-item>
        <text:list-item>
          <text:p text:style-name="P2">What is a file descriptor and how is it used in Unix-based systems?</text:p>
        </text:list-item>
        <text:list-item>
          <text:p text:style-name="P2">Explain the difference between a static library and a dynamic library.</text:p>
        </text:list-item>
        <text:list-item>
          <text:p text:style-name="P2">What is a device driver and what is its role in the operating system?</text:p>
        </text:list-item>
      </text:list>
      <text:p text:style-name="Text_20_body">ure, here are some questions related to process management:</text:p>
      <text:list xml:id="list171495608" text:style-name="L2">
        <text:list-item>
          <text:p text:style-name="P3">What is a process in the context of an operating system?</text:p>
        </text:list-item>
        <text:list-item>
          <text:p text:style-name="P3">What is process scheduling and how does it work?</text:p>
        </text:list-item>
        <text:list-item>
          <text:p text:style-name="P3">Explain the concept of interprocess communication and the methods used for achieving it.</text:p>
        </text:list-item>
        <text:list-item>
          <text:p text:style-name="P3">What is a zombie process and how is it created?</text:p>
        </text:list-item>
        <text:list-item>
          <text:p text:style-name="P3">What is the difference between a foreground process and a background process?</text:p>
        </text:list-item>
        <text:list-item>
          <text:p text:style-name="P3"><text:soft-page-break/>Explain the concept of process synchronization and the methods used for achieving it.</text:p>
        </text:list-item>
        <text:list-item>
          <text:p text:style-name="P3">What is a process control block and what information does it contain?</text:p>
        </text:list-item>
        <text:list-item>
          <text:p text:style-name="P3">What is a context switch and how is it performed?</text:p>
        </text:list-item>
        <text:list-item>
          <text:p text:style-name="P3">What is process priority and how is it used in process scheduling?</text:p>
        </text:list-item>
        <text:list-item>
          <text:p text:style-name="P3">What is process termination and how is it</text:p>
        </text:list-item>
      </text:list>
      <text:p text:style-name="P4">Difference between foreground process and background process?</text:p>
      <text:p text:style-name="Text_20_body">In an operating system, a foreground process and a background process refer to the execution context of a process.</text:p>
      <text:p text:style-name="Text_20_body">A foreground process is a process that has the user's attention and interacts with the user through input/output (I/O) operations. For example, when you run a text editor, the text editor process runs in the foreground, and you interact with it through the keyboard and mouse.</text:p>
      <text:p text:style-name="Text_20_body">A background process, on the other hand, is a process that runs in the background without user interaction. These processes usually perform tasks that do not require user input or that take a long time to complete. For example, when you download a file from the internet, the download manager runs in the background, and you can continue to use other applications without interruption.</text:p>
      <text:p text:style-name="Text_20_body">In Unix-based systems, a foreground process typically blocks the shell prompt until it completes, which means that the user cannot execute other commands until the process finishes. In contrast, a background process runs independently of the shell prompt, allowing the user to execute other commands.</text:p>
      <text:p text:style-name="Text_20_body">To execute a process in the background, the user can append an ampersand (&amp;) symbol to the end of the command when executing it from the command line. For example, to run a script named <text:span text:style-name="Source_20_Text">script.sh</text:span> in the background, the user can type <text:span text:style-name="Source_20_Text">./script.sh &amp;</text:span>.</text:p>
      <text:p text:style-name="P1">What is process priority and how is it used in process scheduling?</text:p>
      <text:p text:style-name="P5">Process priority is a mechanism in operating systems that allows a process to be assigned a priority level that determines its relative importance and determines the order in which the system schedules the process for execution.</text:p>
      <text:p text:style-name="Text_20_body">Process scheduling is the process by which the operating system decides which process to execute next. The scheduler uses process priority as one of the criteria to decide which process should be executed next.</text:p>
      <text:p text:style-name="Text_20_body">In most operating systems, the priority of a process is represented by a numerical value. The higher the priority value, the more important the process is considered to be, and the more likely it is to be scheduled for execution. Conversely, a lower priority process may be scheduled less frequently or even postponed indefinitely.</text:p>
      <text:p text:style-name="Text_20_body">Process priority is often used to control system resource allocation, such as CPU time, memory, and I/O bandwidth. Processes that require more resources or are more critical to the system's operation can be given a higher priority to ensure that they receive the necessary resources.</text:p>
      <text:p text:style-name="Text_20_body">The process priority can be set manually by the user or application, or it can be dynamically adjusted by the operating system based on various factors such as the process's usage of system resources or its response time.</text:p>
      <text:p text:style-name="Text_20_body"><text:soft-page-break/>Process priority can also be used to implement different scheduling policies, such as priority-based scheduling or real-time scheduling. Priority-based scheduling assigns higher priority to processes with more critical tasks or shorter deadlines.</text:p>
      <text:p text:style-name="Text_20_body">Sure, here are some questions related to file management:</text:p>
      <text:list xml:id="list4089939931" text:style-name="L3">
        <text:list-item>
          <text:p text:style-name="P6">What is a file in the context of an operating system?</text:p>
        </text:list-item>
        <text:list-item>
          <text:p text:style-name="P6">How do you create a file in C programming?</text:p>
        </text:list-item>
        <text:list-item>
          <text:p text:style-name="P6">How do you read data from a file in C programming?</text:p>
        </text:list-item>
        <text:list-item>
          <text:p text:style-name="P6">How do you write data to a file in C programming?</text:p>
        </text:list-item>
        <text:list-item>
          <text:p text:style-name="P6">What is the difference between text files and binary files?</text:p>
        </text:list-item>
        <text:list-item>
          <text:p text:style-name="P6">What is a file descriptor and how is it used in file management?</text:p>
        </text:list-item>
        <text:list-item>
          <text:p text:style-name="P6">Explain the concept of file permissions and access control in Unix-based systems.</text:p>
        </text:list-item>
        <text:list-item>
          <text:p text:style-name="P6">What is file buffering and how does it impact file I/O operations?</text:p>
        </text:list-item>
        <text:list-item>
          <text:p text:style-name="P6">What is a directory in an operating system?</text:p>
        </text:list-item>
        <text:list-item>
          <text:p text:style-name="P6">What is file compression and how is it used in file management?</text:p>
        </text:list-item>
      </text:list>
      <text:p text:style-name="Text_20_body">Sure, here are some different questions related to file management:</text:p>
      <text:list xml:id="list4153485636" text:style-name="L4">
        <text:list-item>
          <text:p text:style-name="P8">What are some best practices for organizing files on your computer?</text:p>
        </text:list-item>
        <text:list-item>
          <text:p text:style-name="P8">How can you recover a deleted file on your computer?</text:p>
        </text:list-item>
        <text:list-item>
          <text:p text:style-name="P8">What is the difference between backing up and archiving files?</text:p>
        </text:list-item>
        <text:list-item>
          <text:p text:style-name="P8">How can you encrypt your files for increased security?</text:p>
        </text:list-item>
        <text:list-item>
          <text:p text:style-name="P8">What is the maximum file size that can be stored on a particular type of storage device?</text:p>
        </text:list-item>
        <text:list-item>
          <text:p text:style-name="P8">How can you transfer large files between two computers?</text:p>
        </text:list-item>
        <text:list-item>
          <text:p text:style-name="P8">What are some common file extensions and what type of files do they represent?</text:p>
        </text:list-item>
        <text:list-item>
          <text:p text:style-name="P8">How can you compress files to save disk space?</text:p>
        </text:list-item>
        <text:list-item>
          <text:p text:style-name="P8">What are the benefits of using cloud storage for file management?</text:p>
        </text:list-item>
        <text:list-item>
          <text:p text:style-name="P7">How can you automate file management tasks using scripting or automation tools?</text:p>
        </text:list-item>
      </text:list>
      <text:p text:style-name="Text_20_body"/>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20:30:25.531168639</meta:creation-date>
    <dc:date>2023-03-23T23:30:01.010578003</dc:date>
    <meta:editing-duration>PT7M32S</meta:editing-duration>
    <meta:editing-cycles>1</meta:editing-cycles>
    <meta:document-statistic meta:table-count="0" meta:image-count="0" meta:object-count="0" meta:page-count="3" meta:paragraph-count="79" meta:word-count="1133" meta:character-count="6621" meta:non-whitespace-character-count="5565"/>
    <meta:generator>LibreOffice/7.3.7.2$Linux_X86_64 LibreOffice_project/30$Build-2</meta:generator>
  </office:meta>
</office:document-meta>
</file>